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9.55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3 Sentido próprio e figurado das palavras<text:span text:style-name="T4"> (denotativo ou conotativo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<text:span text:style-name="T5">7 Regências nominal  e verbal. </text:span><text:span text:style-name="T6">(relação com a preposição / </text:span><text:span text:style-name="T4">VTD ou VTI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8  Colocação pronominal<text:span text:style-name="T4"> (próclise, ênclise e mesóclise)</text:span>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9 Crase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5">
          <table:covered-table-cell table:style-name="ce31"/>
          <table:table-cell table:style-name="ce39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44" office:value-type="string" calcext:value-type="string">
            <text:p>OK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4" office:value-type="string" calcext:value-type="string">
            <text:p>OK</text:p>
          </table:table-cell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hamadas por referência<text:span text:style-name="T7"> (aponta para o endereço de memória)</text:span> e valor <text:span text:style-name="T7">(só copia o dado para o parâmetro)</text:span></text:p>
          </table:table-cell>
          <table:table-cell table:style-name="ce44" office:value-type="string" calcext:value-type="string">
            <text:p>OK</text:p>
          </table:table-cell>
          <table:table-cell table:style-name="ce23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Programação orientada a objetos, classes, objetos, métodos, mensagens, sobrecarga, herança, polimorfismo, interfaces e pacotes, tratamento de exceção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de Dados (Modelo Conceitual, Modelo Lógico, Modelo Físico)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39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39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0:Conteúdo.D43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0:Conteúdo.D43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0:13:37.8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06T23:29:01.528000000</dc:date>
    <meta:generator>LibreOffice/6.1.4.2$Windows_X86_64 LibreOffice_project/9d0f32d1f0b509096fd65e0d4bec26ddd1938fd3</meta:generator>
    <meta:editing-duration>PT17H23M4S</meta:editing-duration>
    <meta:editing-cycles>10</meta:editing-cycles>
    <meta:document-statistic meta:table-count="3" meta:cell-count="1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